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30000004A0C8804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entelė1" style:family="table">
      <style:table-properties style:width="25.7cm" table:align="margins"/>
    </style:style>
    <style:style style:name="Lentelė1.A" style:family="table-column">
      <style:table-column-properties style:column-width="0.866cm" style:rel-column-width="2208*"/>
    </style:style>
    <style:style style:name="Lentelė1.B" style:family="table-column">
      <style:table-column-properties style:column-width="5.92cm" style:rel-column-width="15095*"/>
    </style:style>
    <style:style style:name="Lentelė1.C" style:family="table-column">
      <style:table-column-properties style:column-width="4.66cm" style:rel-column-width="11883*"/>
    </style:style>
    <style:style style:name="Lentelė1.D" style:family="table-column">
      <style:table-column-properties style:column-width="1.946cm" style:rel-column-width="4961*"/>
    </style:style>
    <style:style style:name="Lentelė1.E" style:family="table-column">
      <style:table-column-properties style:column-width="2.738cm" style:rel-column-width="6980*"/>
    </style:style>
    <style:style style:name="Lentelė1.F" style:family="table-column">
      <style:table-column-properties style:column-width="1.679cm" style:rel-column-width="4282*"/>
    </style:style>
    <style:style style:name="Lentelė1.G" style:family="table-column">
      <style:table-column-properties style:column-width="1.404cm" style:rel-column-width="3580*"/>
    </style:style>
    <style:style style:name="Lentelė1.H" style:family="table-column">
      <style:table-column-properties style:column-width="2.554cm" style:rel-column-width="6513*"/>
    </style:style>
    <style:style style:name="Lentelė1.I" style:family="table-column">
      <style:table-column-properties style:column-width="1.125cm" style:rel-column-width="2869*"/>
    </style:style>
    <style:style style:name="Lentelė1.J" style:family="table-column">
      <style:table-column-properties style:column-width="2.81cm" style:rel-column-width="7164*"/>
    </style:style>
    <style:style style:name="Lentelė1.A1" style:family="table-cell">
      <style:table-cell-properties fo:padding="0.097cm" fo:border="none"/>
    </style:style>
    <style:style style:name="Lentelė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Lentelė1.J6" style:family="table-cell">
      <style:table-cell-properties fo:padding="0.097cm" fo:border="0.002cm solid #000000"/>
    </style:style>
    <style:style style:name="Lentelė1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Lentelė1.B7" style:family="table-cell">
      <style:table-cell-properties fo:padding="0.097cm" fo:border-left="0.002cm solid #000000" fo:border-right="none" fo:border-top="none" fo:border-bottom="0.002cm solid #000000"/>
    </style:style>
    <style:style style:name="Lentelė1.J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005cm" fo:margin-right="2.439cm" fo:text-align="start" style:justify-single-word="false" fo:text-indent="-0.055cm" style:auto-text-indent="false">
        <style:tab-stops/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Frame_20_contents">
      <style:paragraph-properties fo:margin-left="-0.005cm" fo:margin-right="2.439cm" fo:margin-top="0cm" fo:margin-bottom="0cm" fo:text-align="start" style:justify-single-word="false" fo:text-indent="-0.055cm" style:auto-text-indent="false">
        <style:tab-stops/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.037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rame_20_contents">
      <style:paragraph-properties fo:margin-top="0cm" fo:margin-bottom="0cm" fo:text-align="start" style:justify-single-word="false"/>
      <style:text-properties fo:font-size="10pt" style:font-size-asian="10pt" style:font-size-complex="10pt"/>
    </style:style>
    <style:style style:name="P5" style:family="paragraph" style:parent-style-name="Frame_20_contents">
      <style:paragraph-properties fo:margin-top="0cm" fo:margin-bottom="0cm"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-0.005cm" fo:margin-right="0.725cm" fo:text-align="end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-0.005cm" fo:margin-right="0.725cm" fo:text-align="end" style:justify-single-word="false" fo:text-indent="0cm" style:auto-text-indent="false">
        <style:tab-stops>
          <style:tab-stop style:position="21.878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-0.005cm" fo:margin-right="2.439cm" fo:text-align="start" style:justify-single-word="false" fo:text-indent="0.018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2.445cm" fo:text-align="center" style:justify-single-word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2.445cm" fo:text-align="end" style:justify-single-word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2.445cm" fo:text-align="start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2.445cm" fo:text-align="start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-0.005cm" fo:margin-right="2.457cm" fo:text-align="start" style:justify-single-word="false" fo:text-indent="-0.092cm" style:auto-text-indent="false">
        <style:tab-stops>
          <style:tab-stop style:position="21.878cm"/>
        </style:tab-stops>
      </style:paragraph-properties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paveikslai1" text:anchor-type="paragraph" svg:x="1.235cm" svg:y="0.219cm" svg:width="22.939cm" svg:height="1.958cm" draw:z-index="0"><draw:image xlink:href="Pictures/10000000000003630000004A0C880459.jpg" xlink:type="simple" xlink:show="embed" xlink:actuate="onLoad"/></draw:frame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column table:style-name="Lentelė1.D"/>
        <table:table-column table:style-name="Lentelė1.E"/>
        <table:table-column table:style-name="Lentelė1.F"/>
        <table:table-column table:style-name="Lentelė1.G"/>
        <table:table-column table:style-name="Lentelė1.H"/>
        <table:table-column table:style-name="Lentelė1.I"/>
        <table:table-column table:style-name="Lentelė1.J"/>
        <table:table-row>
          <table:table-cell table:style-name="Lentelė1.A1" table:number-columns-spanned="10" office:value-type="string">
            <text:p text:style-name="P3">To: Customer Nam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entelė1.A1" table:number-columns-spanned="10" office:value-type="string">
            <text:p text:style-name="P3">Company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entelė1.A1" table:number-columns-spanned="10" office:value-type="string">
            <text:p text:style-name="P3">Company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entelė1.A1" table:number-columns-spanned="10" office:value-type="string">
            <text:p text:style-name="P12">Date: 2011-08-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entelė1.A1" table:number-columns-spanned="10" office:value-type="string">
            <text:p text:style-name="P11">QUOTE NO.: Qt20110615/3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entelė1.A6" office:value-type="string">
            <text:p text:style-name="P7">NO</text:p>
          </table:table-cell>
          <table:table-cell table:style-name="Lentelė1.A6" office:value-type="string">
            <text:p text:style-name="P7">ITEM</text:p>
          </table:table-cell>
          <table:table-cell table:style-name="Lentelė1.A6" table:number-columns-spanned="2" office:value-type="string">
            <text:p text:style-name="P7">DESCRIPTION</text:p>
          </table:table-cell>
          <table:covered-table-cell/>
          <table:table-cell table:style-name="Lentelė1.A6" office:value-type="string">
            <text:p text:style-name="P7">PRICE, EUR</text:p>
          </table:table-cell>
          <table:table-cell table:style-name="Lentelė1.A6" office:value-type="string">
            <text:p text:style-name="P7">QTTY.</text:p>
          </table:table-cell>
          <table:table-cell table:style-name="Lentelė1.A6" office:value-type="string">
            <text:p text:style-name="P7">UNIT</text:p>
          </table:table-cell>
          <table:table-cell table:style-name="Lentelė1.A6" office:value-type="string">
            <text:p text:style-name="P7">DISCOUNT</text:p>
          </table:table-cell>
          <table:table-cell table:style-name="Lentelė1.A6" office:value-type="string">
            <text:p text:style-name="P7">VAT </text:p>
          </table:table-cell>
          <table:table-cell table:style-name="Lentelė1.J6" office:value-type="string">
            <text:p text:style-name="P7">SUM, EUR</text:p>
          </table:table-cell>
        </table:table-row>
        <table:table-row>
          <table:table-cell table:style-name="Lentelė1.A7" office:value-type="float" office:value="1">
            <text:p text:style-name="P6">1</text:p>
          </table:table-cell>
          <table:table-cell table:style-name="Lentelė1.B7" office:value-type="string">
            <text:p text:style-name="P6">Product #1</text:p>
          </table:table-cell>
          <table:table-cell table:style-name="Lentelė1.B7" table:number-columns-spanned="2" office:value-type="string">
            <text:p text:style-name="P6">Description #1</text:p>
          </table:table-cell>
          <table:covered-table-cell/>
          <table:table-cell table:style-name="Lentelė1.A7" office:value-type="float" office:value="530">
            <text:p text:style-name="P6">530</text:p>
          </table:table-cell>
          <table:table-cell table:style-name="Lentelė1.A7" office:value-type="float" office:value="1">
            <text:p text:style-name="P6">1</text:p>
          </table:table-cell>
          <table:table-cell table:style-name="Lentelė1.B7" office:value-type="string">
            <text:p text:style-name="P6">pieces</text:p>
          </table:table-cell>
          <table:table-cell table:style-name="Lentelė1.B7" office:value-type="string">
            <text:p text:style-name="P6">-19 %</text:p>
          </table:table-cell>
          <table:table-cell table:style-name="Lentelė1.B7" office:value-type="string">
            <text:p text:style-name="P6">19 %</text:p>
          </table:table-cell>
          <table:table-cell table:style-name="Lentelė1.J7" office:value-type="string">
            <text:p text:style-name="P6">530</text:p>
          </table:table-cell>
        </table:table-row>
        <table:table-row>
          <table:table-cell table:style-name="Lentelė1.A7" office:value-type="float" office:value="2">
            <text:p text:style-name="P6">2</text:p>
          </table:table-cell>
          <table:table-cell table:style-name="Lentelė1.B7" office:value-type="string">
            <text:p text:style-name="P6">Product #2</text:p>
          </table:table-cell>
          <table:table-cell table:style-name="Lentelė1.B7" table:number-columns-spanned="2" office:value-type="string">
            <text:p text:style-name="P6">Description #2</text:p>
          </table:table-cell>
          <table:covered-table-cell/>
          <table:table-cell table:style-name="Lentelė1.A7" office:value-type="float" office:value="430">
            <text:p text:style-name="P6">430</text:p>
          </table:table-cell>
          <table:table-cell table:style-name="Lentelė1.A7" office:value-type="float" office:value="1">
            <text:p text:style-name="P6">1</text:p>
          </table:table-cell>
          <table:table-cell table:style-name="Lentelė1.B7" office:value-type="string">
            <text:p text:style-name="P6">pieces</text:p>
          </table:table-cell>
          <table:table-cell table:style-name="Lentelė1.B7" office:value-type="string">
            <text:p text:style-name="P6">-19 %</text:p>
          </table:table-cell>
          <table:table-cell table:style-name="Lentelė1.B7" office:value-type="string">
            <text:p text:style-name="P6">19 %</text:p>
          </table:table-cell>
          <table:table-cell table:style-name="Lentelė1.J7" office:value-type="string">
            <text:p text:style-name="P6">430</text:p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table:number-columns-spanned="2" office:value-type="string">
            <text:p text:style-name="P6"/>
          </table:table-cell>
          <table:covered-table-cell/>
          <table:table-cell table:style-name="Lentelė1.A7">
            <text:p text:style-name="P6"/>
          </table:table-cell>
          <table:table-cell table:style-name="Lentelė1.A7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B7" office:value-type="string">
            <text:p text:style-name="P6"/>
          </table:table-cell>
          <table:table-cell table:style-name="Lentelė1.J7" office:value-type="string">
            <text:p text:style-name="P6"/>
          </table:table-cell>
        </table:table-row>
        <table:table-row>
          <table:table-cell table:style-name="Lentelė1.A7" office:value-type="float" office:value="3">
            <text:p text:style-name="P6">3</text:p>
          </table:table-cell>
          <table:table-cell table:style-name="Lentelė1.B7" office:value-type="string">
            <text:p text:style-name="P6">Shipment</text:p>
          </table:table-cell>
          <table:table-cell table:style-name="Lentelė1.B7" table:number-columns-spanned="2" office:value-type="string">
            <text:p text:style-name="P6">By express forwarder</text:p>
          </table:table-cell>
          <table:covered-table-cell/>
          <table:table-cell table:style-name="Lentelė1.A7" office:value-type="float" office:value="25">
            <text:p text:style-name="P6">25</text:p>
          </table:table-cell>
          <table:table-cell table:style-name="Lentelė1.A7" office:value-type="float" office:value="1">
            <text:p text:style-name="P6">1</text:p>
          </table:table-cell>
          <table:table-cell table:style-name="Lentelė1.B7" office:value-type="string">
            <text:p text:style-name="P6">pieces</text:p>
          </table:table-cell>
          <table:table-cell table:style-name="Lentelė1.B7" office:value-type="string">
            <text:p text:style-name="P6">0 %</text:p>
          </table:table-cell>
          <table:table-cell table:style-name="Lentelė1.B7" office:value-type="string">
            <text:p text:style-name="P6">19 %</text:p>
          </table:table-cell>
          <table:table-cell table:style-name="Lentelė1.J7" office:value-type="string">
            <text:p text:style-name="P6">33</text:p>
          </table:table-cell>
        </table:table-row>
        <table:table-row>
          <table:table-cell table:style-name="Lentelė1.A1" table:number-columns-spanned="9" office:value-type="string">
            <text:p text:style-name="P8">NET TOTAL, 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J7" office:value-type="string">
            <text:p text:style-name="P6">1000</text:p>
          </table:table-cell>
        </table:table-row>
        <table:table-row>
          <table:table-cell table:style-name="Lentelė1.A1" table:number-columns-spanned="9" office:value-type="string">
            <text:p text:style-name="P8">NET VAT TOTAL, 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J7" office:value-type="string">
            <text:p text:style-name="P6">190</text:p>
          </table:table-cell>
        </table:table-row>
        <table:table-row>
          <table:table-cell table:style-name="Lentelė1.A1" table:number-columns-spanned="9" office:value-type="string">
            <text:p text:style-name="P9">GRAND TOTAL, 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J7" office:value-type="string">
            <text:p text:style-name="P6">1190</text:p>
          </table:table-cell>
        </table:table-row>
        <table:table-row>
          <table:table-cell table:style-name="Lentelė1.A1" table:number-columns-spanned="3" office:value-type="string">
            <text:p text:style-name="P15">TERMS AND CONDITIONS:</text:p>
          </table:table-cell>
          <table:covered-table-cell/>
          <table:covered-table-cell/>
          <table:table-cell table:style-name="Lentelė1.A1" table:number-columns-spanned="6" office:value-type="string">
            <text:p text:style-name="P10">Signed: </text:p>
          </table:table-cell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  <table:table-row>
          <table:table-cell table:style-name="Lentelė1.A1" table:number-columns-spanned="3" office:value-type="string">
            <text:p text:style-name="P1">Shipment terms: <text:span text:style-name="T1">DDU customer address.</text:span></text:p>
          </table:table-cell>
          <table:covered-table-cell/>
          <table:covered-table-cell/>
          <table:table-cell table:style-name="Lentelė1.A1" table:number-columns-spanned="6" office:value-type="string">
            <text:p text:style-name="P4">My Name and Family Name</text:p>
          </table:table-cell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  <table:table-row>
          <table:table-cell table:style-name="Lentelė1.A1" table:number-columns-spanned="3" office:value-type="string">
            <text:p text:style-name="P1">Warranty: <text:span text:style-name="T1">3 months.</text:span></text:p>
          </table:table-cell>
          <table:covered-table-cell/>
          <table:covered-table-cell/>
          <table:table-cell table:style-name="Lentelė1.A1" table:number-columns-spanned="6" office:value-type="string">
            <text:p text:style-name="P2">My Posi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  <table:table-row>
          <table:table-cell table:style-name="Lentelė1.A1" table:number-columns-spanned="3" office:value-type="string">
            <text:p text:style-name="P1">Delivery: <text:span text:style-name="T1">3 months ARO.</text:span></text:p>
          </table:table-cell>
          <table:covered-table-cell/>
          <table:covered-table-cell/>
          <table:table-cell table:style-name="Lentelė1.A1" table:number-columns-spanned="6" office:value-type="string">
            <text:p text:style-name="P5">This is electronic message send by e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  <table:table-row>
          <table:table-cell table:style-name="Lentelė1.A1" table:number-columns-spanned="9" office:value-type="string">
            <text:p text:style-name="P1">Payment: <text:span text:style-name="T1">In advan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  <table:table-row>
          <table:table-cell table:style-name="Lentelė1.A1" table:number-columns-spanned="9" office:value-type="string">
            <text:p text:style-name="P1">Quote is valid: <text:span text:style-name="T1">60 day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aper-tray-name="Auto source selection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4T07:42:07</meta:creation-date>
    <dc:date>2011-08-14T20:05:52</dc:date>
    <meta:editing-duration>PT05H44M39S</meta:editing-duration>
    <meta:editing-cycles>29</meta:editing-cycles>
    <meta:generator>OpenOffice.org/3.2$Win32 OpenOffice.org_project/320m12$Build-9483</meta:generator>
    <meta:document-statistic meta:table-count="1" meta:image-count="1" meta:object-count="0" meta:page-count="1" meta:paragraph-count="57" meta:word-count="113" meta:character-count="567"/>
    <meta:user-defined meta:name="Info 1"/>
    <meta:user-defined meta:name="Info 2"/>
    <meta:user-defined meta:name="Info 3"/>
    <meta:user-defined meta:name="Info 4"/>
  </office:meta>
</office:document-meta>
</file>